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line draw:style-name="gr1" draw:text-style-name="P1" draw:layer="layout" svg:width="6.181cm" svg:height="7.073cm" draw:transform="rotate (1.29241631110156) translate (6.19971875805376cm 6.19991962071311cm)" svg:viewBox="0 0 6182 7074" draw:points="0,15330 3640,15330 1854,16360 2129,17322 3228,17528 1443,18558 2541,18764 3160,19107 3778,19451 3915,19932 4533,20275 4945,21717 5564,22061 6182,22404">
          <text:p/>
        </draw:polyline>
        <draw:line draw:style-name="gr2" draw:text-style-name="P1" draw:layer="layout" svg:x1="5.2cm" svg:y1="6.7cm" svg:x2="5.2cm" svg:y2="1.2cm">
          <text:p/>
        </draw:line>
        <draw:line draw:style-name="gr2" draw:text-style-name="P1" draw:layer="layout" svg:x1="5.2cm" svg:y1="6.7cm" svg:x2="17.2cm" svg:y2="6.7cm">
          <text:p/>
        </draw:line>
        <draw:line draw:style-name="gr3" draw:text-style-name="P1" draw:layer="layout" svg:x1="9.7cm" svg:y1="2cm" svg:x2="9.7cm" svg:y2="7.5cm">
          <text:p/>
        </draw:line>
        <draw:line draw:style-name="gr3" draw:text-style-name="P1" draw:layer="layout" svg:x1="14.7cm" svg:y1="2cm" svg:x2="14.7cm" svg:y2="7.5cm">
          <text:p/>
        </draw:line>
        <draw:frame draw:style-name="gr4" draw:layer="layout" svg:width="4.1cm" svg:height="1.675cm" svg:x="0.9cm" svg:y="1.5cm">
          <draw:text-box>
            <text:p>функционал<text:line-break/>вытеснения</text:p>
          </draw:text-box>
        </draw:frame>
        <draw:frame draw:style-name="gr4" draw:layer="layout" svg:width="4.215cm" svg:height="2.387cm" svg:x="15.8cm" svg:y="6.925cm">
          <draw:text-box>
            <text:p>обращения<text:line-break/>в таблицу из<text:line-break/>шаблона</text:p>
          </draw:text-box>
        </draw:frame>
        <draw:line draw:style-name="gr5" draw:text-style-name="P1" draw:layer="layout" svg:x1="9.7cm" svg:y1="7.2cm" svg:x2="14.7cm" svg:y2="7.2cm">
          <text:p/>
        </draw:line>
        <draw:frame draw:style-name="gr4" draw:text-style-name="P1" draw:layer="layout" svg:width="8.13cm" svg:height="1.675cm" svg:x="7.301cm" svg:y="7.426cm">
          <draw:text-box>
            <text:p text:style-name="P1">монотонное увеличение<text:line-break/>функционала вытеснения</text:p>
          </draw:text-box>
        </draw:frame>
        <draw:custom-shape draw:style-name="gr6" draw:text-style-name="P1" draw:layer="layout" svg:width="0.287cm" svg:height="0.287cm" svg:x="9.8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0.50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1.603cm" svg:y="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9.6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3.604cm" svg:y="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825cm" svg:height="1.675cm" svg:x="11.1cm" svg:y="4.713cm">
          <draw:text-box>
            <text:p>полезные</text:p>
            <text:p>инструкции</text:p>
          </draw:text-box>
        </draw:frame>
        <draw:line draw:style-name="gr7" draw:text-style-name="P1" draw:layer="layout" svg:x1="13.2cm" svg:y1="4.9cm" svg:x2="13.7cm" svg:y2="3.4cm">
          <text:p/>
        </draw:line>
        <draw:line draw:style-name="gr7" draw:text-style-name="P1" draw:layer="layout" svg:x1="11.9cm" svg:y1="3.9cm" svg:x2="12.4cm" svg:y2="4.9cm">
          <text:p/>
        </draw:line>
        <draw:line draw:style-name="gr7" draw:text-style-name="P1" draw:layer="layout" svg:x1="10.8cm" svg:y1="4.5cm" svg:x2="11.3cm" svg:y2="5cm">
          <text:p/>
        </draw:line>
        <draw:line draw:style-name="gr7" draw:text-style-name="P1" draw:layer="layout" svg:x1="10.191cm" svg:y1="5.404cm" svg:x2="11.3cm" svg:y2="5.742cm">
          <text:p/>
        </draw:line>
        <draw:line draw:style-name="gr7" draw:text-style-name="P1" draw:layer="layout" svg:x1="10.288cm" svg:y1="4.888cm" svg:x2="11.3cm" svg:y2="5.404cm">
          <text:p/>
        </draw:line>
        <draw:line draw:style-name="gr7" draw:text-style-name="P1" draw:layer="layout" svg:x1="10.092cm" svg:y1="5.704cm" svg:x2="11.201cm" svg:y2="5.9cm">
          <text:p/>
        </draw:line>
        <draw:custom-shape draw:style-name="gr8" draw:text-style-name="P1" draw:layer="layout" svg:width="0.287cm" svg:height="0.287cm" svg:x="12.103cm" svg:y="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87cm" svg:height="0.287cm" svg:x="12.804cm" svg:y="3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7.551cm" svg:height="0.963cm" svg:x="9.801cm" svg:y="1.214cm">
          <draw:text-box>
            <text:p>неполезные инструкции</text:p>
          </draw:text-box>
        </draw:frame>
        <draw:line draw:style-name="gr7" draw:text-style-name="P1" draw:layer="layout" svg:x1="11cm" svg:y1="2cm" svg:x2="12cm" svg:y2="3cm">
          <text:p/>
        </draw:line>
        <draw:line draw:style-name="gr7" draw:text-style-name="P1" draw:layer="layout" svg:x1="13.5cm" svg:y1="2cm" svg:x2="13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Евгений Корныхин</meta:initial-creator>
    <meta:creation-date>2009-08-05T11:21:41.64</meta:creation-date>
    <dc:date>2010-07-21T18:29:07.22</dc:date>
    <dc:creator>Ivan Ivanov</dc:creator>
    <meta:editing-duration>PT00H15M26S</meta:editing-duration>
    <meta:editing-cycles>4</meta:editing-cycles>
    <meta:generator>OpenOffice.org/3.2$Win32 OpenOffice.org_project/320m12$Build-9483</meta:generator>
    <meta:document-statistic meta:object-count="27"/>
  </office:meta>
</office:document-meta>
</file>